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0000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2.63cm"/>
      <style:paragraph-properties style:writing-mode="lr-tb"/>
    </style:style>
    <style:style style:name="pr2" style:family="presentation" style:parent-style-name="Blue_5f_Curve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ooter sample</presentation:footer-decl>
      <presentation:date-time-decl presentation:name="dtd1" presentation:source="current-date" style:data-style-name="D3"/>
      <draw:page draw:name="page1" draw:style-name="dp1" draw:master-page-name="Blue_5f_Curv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3cm" svg:x="0cm" svg:y="4.877cm" presentation:class="title">
          <draw:text-box>
            <text:p>Slide 1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<text:span text:style-name="T1">Paragraph 1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solid" draw:fill-color="#069a2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69a2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7.4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-backgroundobjects">
      <style:graphic-properties draw:textarea-vertical-align="middle" draw:auto-grow-height="false" fo:min-height="0.708cm" fo:min-width="1.414cm"/>
    </style:style>
    <style:style style:name="Mpr6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" style:display-name="Blue_Curve" style:page-layout-name="PM1" draw:style-name="Mdp2">
      <office:forms form:automatic-focus="false" form:apply-design-mode="false"/>
      <draw:frame draw:style-name="Mgr3" draw:text-style-name="MP7" draw:layer="backgroundobjects" svg:width="27.999cm" svg:height="3.655cm" svg:x="0cm" svg:y="12.096cm">
        <draw:image xlink:href="Pictures/1000000000000421000000B881081EC8A17CDA3C.jpg" xlink:type="simple" xlink:show="embed" xlink:actuate="onLoad" draw:mime-type="image/jpeg">
          <text:p/>
        </draw:image>
      </draw:frame>
      <draw:frame presentation:style-name="Blue_5f_Curve-title" draw:layer="backgroundobjects" svg:width="25.199cm" svg:height="2.63cm" svg:x="0cm" svg:y="4.877cm" presentation:class="title" presentation:placeholder="true">
        <draw:text-box/>
      </draw:frame>
      <draw:frame draw:style-name="Mgr4" draw:text-style-name="MP8" draw:layer="backgroundobjects" svg:width="25.199cm" svg:height="7.66cm" svg:x="1.4cm" svg:y="8.45cm">
        <draw:text-box>
          <text:p/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5" draw:text-style-name="MP9" draw:layer="backgroundobjects" svg:width="2cm" svg:height="1cm" svg:x="25.2cm" svg:y="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Blue_5f_Curv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06T15:06:42.652146073</meta:creation-date>
    <dc:date>2021-01-12T17:43:07.699856802</dc:date>
    <meta:editing-duration>P3DT6H32M43S</meta:editing-duration>
    <meta:editing-cycles>7</meta:editing-cycles>
    <meta:generator>Collabora_OfficeDev/6.4.10.19$Linux_X86_64 LibreOffice_project/82012dd64c19c71b3727b21d8f15082815cb115a</meta:generator>
    <meta:document-statistic meta:object-count="39"/>
  </office:meta>
</office:document-meta>
</file>